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URLConnection.getHeaderFieldKey( int 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CRURLConnection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RLConnection.JCRURLConnection( URL url , JCRUR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URLConnection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RLConnection.getIte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URLConnection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URLConnection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RLConnection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URLConnection.getHeaderField( int 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CRURLConnection.setContentEncoding( String conten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RLConnection.setProperty( 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RLConnection.set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RLConnection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URLConnection.getFilePar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RURLConnection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URLConnection.connec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JCRURLConnection.setContentLength( int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RLConnection.getHeaderFiel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CRURLConnection.g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RLConnection.getHeaderField( String 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CRURLConnection.failure( String method , String message , Throwable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URLConnection.toLis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RURLConnection.getContent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URLConnection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